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9pt" style:use-optimal-column-width="true"/>
    </style:style>
    <style:style style:name="ACOL-2" style:family="table-column">
      <style:table-column-properties style:column-width="57.75pt" style:use-optimal-column-width="true"/>
    </style:style>
    <style:style style:name="ACOL-3" style:family="table-column">
      <style:table-column-properties style:column-width="108.75pt" style:use-optimal-column-width="true"/>
    </style:style>
    <style:style style:name="ACOL-4" style:family="table-column">
      <style:table-column-properties style:column-width="52.5pt" style:use-optimal-column-width="true"/>
    </style:style>
    <style:style style:name="ACOL-5" style:family="table-column">
      <style:table-column-properties style:column-width="142.5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fmax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48"/>
        <table:table-row table:style-name="AROW-1">
          <table:table-cell table:style-name="Gnumeric-default" office:value-type="string">
            <text:p>f(MAX)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OSC_50_B3B</text:p>
          </table:table-cell>
          <table:table-cell table:style-name="Gnumeric-default" office:value-type="string">
            <text:p>altera_reserved_tck</text:p>
          </table:table-cell>
          <table:table-cell table:style-name="Gnumeric-default" office:value-type="string">
            <text:p>soc|pll_0|altera_pll_i|general[0].gpll~PLL_OUTPUT_COUNTER|divclk</text:p>
          </table:table-cell>
          <table:table-cell table:style-name="Gnumeric-default" office:value-type="string">
            <text:p>f(MAX) Geomean</text:p>
          </table:table-cell>
          <table:table-cell table:number-columns-repeated="2" table:style-name="Gnumeric-default"/>
          <table:table-cell table:style-name="Gnumeric-default" office:value-type="string">
            <text:p>f(MAX)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string">
            <text:p>199.72 MHz</text:p>
          </table:table-cell>
          <table:table-cell table:style-name="Gnumeric-default" office:value-type="string">
            <text:p>92.53 MHz</text:p>
          </table:table-cell>
          <table:table-cell table:style-name="Gnumeric-default" office:value-type="string">
            <text:p>48.37 MHz</text:p>
          </table:table-cell>
          <table:table-cell table:style-name="Gnumeric-default" office:value-type="string">
            <text:p>96.330 MHz</text:p>
          </table:table-cell>
          <table:table-cell table:style-name="Gnumeric-default"/>
          <table:table-cell table:style-name="Gnumeric-default" table:formula="of:=LEFT([.D3];5)" office:value-type="string" office:string-value="48.37">
            <text:p>48.37</text:p>
          </table:table-cell>
          <table:table-cell table:style-name="Gnumeric-default" table:formula="of:=VALUE([.G3])" office:value-type="float" office:value="48.369999999999997">
            <text:p>48.3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string">
            <text:p>182.45 MHz</text:p>
          </table:table-cell>
          <table:table-cell table:style-name="Gnumeric-default" office:value-type="string">
            <text:p>79.87 MHz</text:p>
          </table:table-cell>
          <table:table-cell table:style-name="Gnumeric-default" office:value-type="string">
            <text:p>45.56 MHz</text:p>
          </table:table-cell>
          <table:table-cell table:style-name="Gnumeric-default" office:value-type="string">
            <text:p>87.238 MHz</text:p>
          </table:table-cell>
          <table:table-cell table:style-name="Gnumeric-default"/>
          <table:table-cell table:style-name="Gnumeric-default" table:formula="of:=LEFT([.D4];6)" office:value-type="string" office:string-value="45.56 ">
            <text:p>45.56 </text:p>
          </table:table-cell>
          <table:table-cell table:style-name="Gnumeric-default" table:formula="of:=VALUE([.G4])" office:value-type="float" office:value="45.560000000000002">
            <text:p>45.5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string">
            <text:p>189.07 MHz</text:p>
          </table:table-cell>
          <table:table-cell table:style-name="Gnumeric-default" office:value-type="string">
            <text:p>95.54 MHz</text:p>
          </table:table-cell>
          <table:table-cell table:style-name="Gnumeric-default" office:value-type="string">
            <text:p>48.74 MHz</text:p>
          </table:table-cell>
          <table:table-cell table:style-name="Gnumeric-default" office:value-type="string">
            <text:p>95.844 MHz</text:p>
          </table:table-cell>
          <table:table-cell table:style-name="Gnumeric-default"/>
          <table:table-cell table:style-name="Gnumeric-default" table:formula="of:=LEFT([.D5];6)" office:value-type="string" office:string-value="48.74 ">
            <text:p>48.74 </text:p>
          </table:table-cell>
          <table:table-cell table:style-name="Gnumeric-default" table:formula="of:=VALUE([.G5])" office:value-type="float" office:value="48.740000000000002">
            <text:p>48.7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string">
            <text:p>187.23 MHz</text:p>
          </table:table-cell>
          <table:table-cell table:style-name="Gnumeric-default" office:value-type="string">
            <text:p>84.67 MHz</text:p>
          </table:table-cell>
          <table:table-cell table:style-name="Gnumeric-default" office:value-type="string">
            <text:p>46.34 MHz</text:p>
          </table:table-cell>
          <table:table-cell table:style-name="Gnumeric-default" office:value-type="string">
            <text:p>90.231 MHz</text:p>
          </table:table-cell>
          <table:table-cell table:style-name="Gnumeric-default"/>
          <table:table-cell table:style-name="Gnumeric-default" table:formula="of:=LEFT([.D6];6)" office:value-type="string" office:string-value="46.34 ">
            <text:p>46.34 </text:p>
          </table:table-cell>
          <table:table-cell table:style-name="Gnumeric-default" table:formula="of:=VALUE([.G6])" office:value-type="float" office:value="46.340000000000003">
            <text:p>46.3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string">
            <text:p>196.23 MHz</text:p>
          </table:table-cell>
          <table:table-cell table:style-name="Gnumeric-default" office:value-type="string">
            <text:p>88.58 MHz</text:p>
          </table:table-cell>
          <table:table-cell table:style-name="Gnumeric-default" office:value-type="string">
            <text:p>50.73 MHz</text:p>
          </table:table-cell>
          <table:table-cell table:style-name="Gnumeric-default" office:value-type="string">
            <text:p>95.893 MHz</text:p>
          </table:table-cell>
          <table:table-cell table:style-name="Gnumeric-default"/>
          <table:table-cell table:style-name="Gnumeric-default" table:formula="of:=LEFT([.D7];5)" office:value-type="string" office:string-value="50.73">
            <text:p>50.73</text:p>
          </table:table-cell>
          <table:table-cell table:style-name="Gnumeric-default" table:formula="of:=VALUE([.G7])" office:value-type="float" office:value="50.729999999999997">
            <text:p>50.7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string">
            <text:p>196.31 MHz</text:p>
          </table:table-cell>
          <table:table-cell table:style-name="Gnumeric-default" office:value-type="string">
            <text:p>91.13 MHz</text:p>
          </table:table-cell>
          <table:table-cell table:style-name="Gnumeric-default" office:value-type="string">
            <text:p>48.85 MHz</text:p>
          </table:table-cell>
          <table:table-cell table:style-name="Gnumeric-default" office:value-type="string">
            <text:p>95.607 MHz</text:p>
          </table:table-cell>
          <table:table-cell table:style-name="Gnumeric-default"/>
          <table:table-cell table:style-name="Gnumeric-default" table:formula="of:=LEFT([.D8];6)" office:value-type="string" office:string-value="48.85 ">
            <text:p>48.85 </text:p>
          </table:table-cell>
          <table:table-cell table:style-name="Gnumeric-default" table:formula="of:=VALUE([.G8])" office:value-type="float" office:value="48.850000000000001">
            <text:p>48.8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string">
            <text:p>212.9 MHz</text:p>
          </table:table-cell>
          <table:table-cell table:style-name="Gnumeric-default" office:value-type="string">
            <text:p>89.55 MHz</text:p>
          </table:table-cell>
          <table:table-cell table:style-name="Gnumeric-default" office:value-type="string">
            <text:p>50.6 MHz</text:p>
          </table:table-cell>
          <table:table-cell table:style-name="Gnumeric-default" office:value-type="string">
            <text:p>98.809 MHz</text:p>
          </table:table-cell>
          <table:table-cell table:style-name="Gnumeric-default"/>
          <table:table-cell table:style-name="Gnumeric-default" table:formula="of:=LEFT([.D9];5)" office:value-type="string" office:string-value="50.6 ">
            <text:p>50.6 </text:p>
          </table:table-cell>
          <table:table-cell table:style-name="Gnumeric-default" table:formula="of:=VALUE([.G9])" office:value-type="float" office:value="50.600000000000001">
            <text:p>50.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string">
            <text:p>195.73 MHz</text:p>
          </table:table-cell>
          <table:table-cell table:style-name="Gnumeric-default" office:value-type="string">
            <text:p>97.38 MHz</text:p>
          </table:table-cell>
          <table:table-cell table:style-name="Gnumeric-default" office:value-type="string">
            <text:p>46.23 MHz</text:p>
          </table:table-cell>
          <table:table-cell table:style-name="Gnumeric-default" office:value-type="string">
            <text:p>95.870 MHz</text:p>
          </table:table-cell>
          <table:table-cell table:style-name="Gnumeric-default"/>
          <table:table-cell table:style-name="Gnumeric-default" table:formula="of:=LEFT([.D10];6)" office:value-type="string" office:string-value="46.23 ">
            <text:p>46.23 </text:p>
          </table:table-cell>
          <table:table-cell table:style-name="Gnumeric-default" table:formula="of:=VALUE([.G10])" office:value-type="float" office:value="46.229999999999997">
            <text:p>46.2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string">
            <text:p>183.42 MHz</text:p>
          </table:table-cell>
          <table:table-cell table:style-name="Gnumeric-default" office:value-type="string">
            <text:p>90.41 MHz</text:p>
          </table:table-cell>
          <table:table-cell table:style-name="Gnumeric-default" office:value-type="string">
            <text:p>51.17 MHz</text:p>
          </table:table-cell>
          <table:table-cell table:style-name="Gnumeric-default" office:value-type="string">
            <text:p>94.673 MHz</text:p>
          </table:table-cell>
          <table:table-cell table:style-name="Gnumeric-default"/>
          <table:table-cell table:style-name="Gnumeric-default" table:formula="of:=LEFT([.D11];6)" office:value-type="string" office:string-value="51.17 ">
            <text:p>51.17 </text:p>
          </table:table-cell>
          <table:table-cell table:style-name="Gnumeric-default" table:formula="of:=VALUE([.G11])" office:value-type="float" office:value="51.170000000000002">
            <text:p>51.1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string">
            <text:p>198.53 MHz</text:p>
          </table:table-cell>
          <table:table-cell table:style-name="Gnumeric-default" office:value-type="string">
            <text:p>95.32 MHz</text:p>
          </table:table-cell>
          <table:table-cell table:style-name="Gnumeric-default" office:value-type="string">
            <text:p>44.8 MHz</text:p>
          </table:table-cell>
          <table:table-cell table:style-name="Gnumeric-default" office:value-type="string">
            <text:p>94.645 MHz</text:p>
          </table:table-cell>
          <table:table-cell table:style-name="Gnumeric-default"/>
          <table:table-cell table:style-name="Gnumeric-default" table:formula="of:=LEFT([.D12];5)" office:value-type="string" office:string-value="44.8 ">
            <text:p>44.8 </text:p>
          </table:table-cell>
          <table:table-cell table:style-name="Gnumeric-default" table:formula="of:=VALUE([.G12])" office:value-type="float" office:value="44.799999999999997">
            <text:p>44.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string">
            <text:p>198.33 MHz</text:p>
          </table:table-cell>
          <table:table-cell table:style-name="Gnumeric-default" office:value-type="string">
            <text:p>82.12 MHz</text:p>
          </table:table-cell>
          <table:table-cell table:style-name="Gnumeric-default" office:value-type="string">
            <text:p>52.88 MHz</text:p>
          </table:table-cell>
          <table:table-cell table:style-name="Gnumeric-default" office:value-type="string">
            <text:p>95.143 MHz</text:p>
          </table:table-cell>
          <table:table-cell table:style-name="Gnumeric-default"/>
          <table:table-cell table:style-name="Gnumeric-default" table:formula="of:=LEFT([.D13];6)" office:value-type="string" office:string-value="52.88 ">
            <text:p>52.88 </text:p>
          </table:table-cell>
          <table:table-cell table:style-name="Gnumeric-default" table:formula="of:=VALUE([.G13])" office:value-type="float" office:value="52.880000000000003">
            <text:p>52.8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string">
            <text:p>215.94 MHz</text:p>
          </table:table-cell>
          <table:table-cell table:style-name="Gnumeric-default" office:value-type="string">
            <text:p>82.99 MHz</text:p>
          </table:table-cell>
          <table:table-cell table:style-name="Gnumeric-default" office:value-type="string">
            <text:p>53.07 MHz</text:p>
          </table:table-cell>
          <table:table-cell table:style-name="Gnumeric-default" office:value-type="string">
            <text:p>98.341 MHz</text:p>
          </table:table-cell>
          <table:table-cell table:style-name="Gnumeric-default"/>
          <table:table-cell table:style-name="Gnumeric-default" table:formula="of:=LEFT([.D14];6)" office:value-type="string" office:string-value="53.07 ">
            <text:p>53.07 </text:p>
          </table:table-cell>
          <table:table-cell table:style-name="Gnumeric-default" table:formula="of:=VALUE([.G14])" office:value-type="float" office:value="53.07">
            <text:p>53.0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string">
            <text:p>218.63 MHz</text:p>
          </table:table-cell>
          <table:table-cell table:style-name="Gnumeric-default" office:value-type="string">
            <text:p>86.5 MHz</text:p>
          </table:table-cell>
          <table:table-cell table:style-name="Gnumeric-default" office:value-type="string">
            <text:p>48.81 MHz</text:p>
          </table:table-cell>
          <table:table-cell table:style-name="Gnumeric-default" office:value-type="string">
            <text:p>97.367 MHz</text:p>
          </table:table-cell>
          <table:table-cell table:style-name="Gnumeric-default"/>
          <table:table-cell table:style-name="Gnumeric-default" table:formula="of:=LEFT([.D15];6)" office:value-type="string" office:string-value="48.81 ">
            <text:p>48.81 </text:p>
          </table:table-cell>
          <table:table-cell table:style-name="Gnumeric-default" table:formula="of:=VALUE([.G15])" office:value-type="float" office:value="48.810000000000002">
            <text:p>48.8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string">
            <text:p>186.67 MHz</text:p>
          </table:table-cell>
          <table:table-cell table:style-name="Gnumeric-default" office:value-type="string">
            <text:p>81.36 MHz</text:p>
          </table:table-cell>
          <table:table-cell table:style-name="Gnumeric-default" office:value-type="string">
            <text:p>50.35 MHz</text:p>
          </table:table-cell>
          <table:table-cell table:style-name="Gnumeric-default" office:value-type="string">
            <text:p>91.445 MHz</text:p>
          </table:table-cell>
          <table:table-cell table:style-name="Gnumeric-default"/>
          <table:table-cell table:style-name="Gnumeric-default" table:formula="of:=LEFT([.D16];5)" office:value-type="string" office:string-value="50.35">
            <text:p>50.35</text:p>
          </table:table-cell>
          <table:table-cell table:style-name="Gnumeric-default" table:formula="of:=VALUE([.G16])" office:value-type="float" office:value="50.350000000000001">
            <text:p>50.3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string">
            <text:p>195.31 MHz</text:p>
          </table:table-cell>
          <table:table-cell table:style-name="Gnumeric-default" office:value-type="string">
            <text:p>91.79 MHz</text:p>
          </table:table-cell>
          <table:table-cell table:style-name="Gnumeric-default" office:value-type="string">
            <text:p>47.65 MHz</text:p>
          </table:table-cell>
          <table:table-cell table:style-name="Gnumeric-default" office:value-type="string">
            <text:p>94.884 MHz</text:p>
          </table:table-cell>
          <table:table-cell table:style-name="Gnumeric-default"/>
          <table:table-cell table:style-name="Gnumeric-default" table:formula="of:=LEFT([.D17];6)" office:value-type="string" office:string-value="47.65 ">
            <text:p>47.65 </text:p>
          </table:table-cell>
          <table:table-cell table:style-name="Gnumeric-default" table:formula="of:=VALUE([.G17])" office:value-type="float" office:value="47.649999999999999">
            <text:p>47.6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string">
            <text:p>201.17 MHz</text:p>
          </table:table-cell>
          <table:table-cell table:style-name="Gnumeric-default" office:value-type="string">
            <text:p>91.17 MHz</text:p>
          </table:table-cell>
          <table:table-cell table:style-name="Gnumeric-default" office:value-type="string">
            <text:p>47.66 MHz</text:p>
          </table:table-cell>
          <table:table-cell table:style-name="Gnumeric-default" office:value-type="string">
            <text:p>95.614 MHz</text:p>
          </table:table-cell>
          <table:table-cell table:style-name="Gnumeric-default"/>
          <table:table-cell table:style-name="Gnumeric-default" table:formula="of:=LEFT([.D18];5)" office:value-type="string" office:string-value="47.66">
            <text:p>47.66</text:p>
          </table:table-cell>
          <table:table-cell table:style-name="Gnumeric-default" table:formula="of:=VALUE([.G18])" office:value-type="float" office:value="47.659999999999997">
            <text:p>47.66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ACE-0" table:formula="of:=AVERAGE([.H3:.H18])" office:value-type="float" office:value="48.863124999999997">
            <text:p>48.86312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ACE-0" table:formula="of:=STDEV([.H3:.H18])" office:value-type="float" office:value="2.4734206240211827">
            <text:p>2.473420624021182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0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Gnumeric-default" office:value-type="string">
            <text:p>Advantage</text:p>
          </table:table-cell>
          <table:table-cell table:style-name="Gnumeric-default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580</text:p>
          </table:table-cell>
          <table:table-cell table:style-name="Gnumeric-default" table:formula="of:=[.B23]*60+[.C23]" office:value-type="float" office:value="106.58">
            <text:p>106.58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23]/([.H3]*10^6)" office:value-type="float" office:value="2.774813458755427">
            <text:p>2.774813458755427</text:p>
          </table:table-cell>
          <table:table-cell table:style-name="Gnumeric-default" table:formula="of:=[.D23]/[.F23]" office:value-type="float" office:value="38.409789192749479">
            <text:p>38.40979</text:p>
          </table:table-cell>
          <table:table-cell table:style-name="Gnumeric-default" table:formula="of:=([.E23]/[.D23])/10^6" office:value-type="float" office:value="1.2593143835616438">
            <text:p>1.259314383561643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461</text:p>
          </table:table-cell>
          <table:table-cell table:style-name="Gnumeric-default" table:formula="of:=[.B24]*60+[.C24]" office:value-type="float" office:value="106.461">
            <text:p>106.461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24]/([.H4]*10^6)" office:value-type="float" office:value="2.945955377524144">
            <text:p>2.945955377524144</text:p>
          </table:table-cell>
          <table:table-cell table:style-name="Gnumeric-default" table:formula="of:=[.D24]/[.F24]" office:value-type="float" office:value="36.138021917179387">
            <text:p>36.13802</text:p>
          </table:table-cell>
          <table:table-cell table:style-name="Gnumeric-default" table:formula="of:=([.E24]/[.D24])/10^6" office:value-type="float" office:value="1.2607220202703338">
            <text:p>1.260722020270333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916</text:p>
          </table:table-cell>
          <table:table-cell table:style-name="Gnumeric-default" table:formula="of:=[.B25]*60+[.C25]" office:value-type="float" office:value="106.916">
            <text:p>106.916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25]/([.H5]*10^6)" office:value-type="float" office:value="2.7537490151826014">
            <text:p>2.7537490151826014</text:p>
          </table:table-cell>
          <table:table-cell table:style-name="Gnumeric-default" table:formula="of:=[.D25]/[.F25]" office:value-type="float" office:value="38.825615337681889">
            <text:p>38.82562</text:p>
          </table:table-cell>
          <table:table-cell table:style-name="Gnumeric-default" table:formula="of:=([.E25]/[.D25])/10^6" office:value-type="float" office:value="1.2553567941187476">
            <text:p>1.255356794118747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359</text:p>
          </table:table-cell>
          <table:table-cell table:style-name="Gnumeric-default" table:formula="of:=[.B26]*60+[.C26]" office:value-type="float" office:value="106.35900000000001">
            <text:p>106.35900000000001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26]/([.H6]*10^6)" office:value-type="float" office:value="2.8963687311178248">
            <text:p>2.896368731117825</text:p>
          </table:table-cell>
          <table:table-cell table:style-name="Gnumeric-default" table:formula="of:=[.D26]/[.F26]" office:value-type="float" office:value="36.721498494755465">
            <text:p>36.7215</text:p>
          </table:table-cell>
          <table:table-cell table:style-name="Gnumeric-default" table:formula="of:=([.E26]/[.D26])/10^6" office:value-type="float" office:value="1.2619310730638686">
            <text:p>1.261931073063868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644</text:p>
          </table:table-cell>
          <table:table-cell table:style-name="Gnumeric-default" table:formula="of:=[.B27]*60+[.C27]" office:value-type="float" office:value="107.64400000000001">
            <text:p>107.644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27]/([.H7]*10^6)" office:value-type="float" office:value="2.6457269268677313">
            <text:p>2.6457269268677313</text:p>
          </table:table-cell>
          <table:table-cell table:style-name="Gnumeric-default" table:formula="of:=[.D27]/[.F27]" office:value-type="float" office:value="40.685982709273567">
            <text:p>40.68598</text:p>
          </table:table-cell>
          <table:table-cell table:style-name="Gnumeric-default" table:formula="of:=([.E27]/[.D27])/10^6" office:value-type="float" office:value="1.2468667738099661">
            <text:p>1.246866773809966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467</text:p>
          </table:table-cell>
          <table:table-cell table:style-name="Gnumeric-default" table:formula="of:=[.B28]*60+[.C28]" office:value-type="float" office:value="106.467">
            <text:p>106.467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28]/([.H8]*10^6)" office:value-type="float" office:value="2.7475481473899692">
            <text:p>2.747548147389969</text:p>
          </table:table-cell>
          <table:table-cell table:style-name="Gnumeric-default" table:formula="of:=[.D28]/[.F28]" office:value-type="float" office:value="38.749821400268537">
            <text:p>38.74982</text:p>
          </table:table-cell>
          <table:table-cell table:style-name="Gnumeric-default" table:formula="of:=([.E28]/[.D28])/10^6" office:value-type="float" office:value="1.2606509716625809">
            <text:p>1.26065097166258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324</text:p>
          </table:table-cell>
          <table:table-cell table:style-name="Gnumeric-default" table:formula="of:=[.B29]*60+[.C29]" office:value-type="float" office:value="106.324">
            <text:p>106.324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29]/([.H9]*10^6)" office:value-type="float" office:value="2.6525242490118579">
            <text:p>2.652524249011858</text:p>
          </table:table-cell>
          <table:table-cell table:style-name="Gnumeric-default" table:formula="of:=[.D29]/[.F29]" office:value-type="float" office:value="40.084082186848534">
            <text:p>40.08408</text:p>
          </table:table-cell>
          <table:table-cell table:style-name="Gnumeric-default" table:formula="of:=([.E29]/[.D29])/10^6" office:value-type="float" office:value="1.2623464786877847">
            <text:p>1.26234647868778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593</text:p>
          </table:table-cell>
          <table:table-cell table:style-name="Gnumeric-default" table:formula="of:=[.B30]*60+[.C30]" office:value-type="float" office:value="106.593">
            <text:p>106.593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30]/([.H10]*10^6)" office:value-type="float" office:value="2.9032603720527796">
            <text:p>2.9032603720527796</text:p>
          </table:table-cell>
          <table:table-cell table:style-name="Gnumeric-default" table:formula="of:=[.D30]/[.F30]" office:value-type="float" office:value="36.714929541311633">
            <text:p>36.71493</text:p>
          </table:table-cell>
          <table:table-cell table:style-name="Gnumeric-default" table:formula="of:=([.E30]/[.D30])/10^6" office:value-type="float" office:value="1.2591607985514996">
            <text:p>1.259160798551499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450</text:p>
          </table:table-cell>
          <table:table-cell table:style-name="Gnumeric-default" table:formula="of:=[.B31]*60+[.C31]" office:value-type="float" office:value="106.45">
            <text:p>106.45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31]/([.H11]*10^6)" office:value-type="float" office:value="2.6229768809849521">
            <text:p>2.622976880984952</text:p>
          </table:table-cell>
          <table:table-cell table:style-name="Gnumeric-default" table:formula="of:=[.D31]/[.F31]" office:value-type="float" office:value="40.583659265813672">
            <text:p>40.58366</text:p>
          </table:table-cell>
          <table:table-cell table:style-name="Gnumeric-default" table:formula="of:=([.E31]/[.D31])/10^6" office:value-type="float" office:value="1.2608522968529825">
            <text:p>1.260852296852982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357</text:p>
          </table:table-cell>
          <table:table-cell table:style-name="Gnumeric-default" table:formula="of:=[.B32]*60+[.C32]" office:value-type="float" office:value="106.357">
            <text:p>106.357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32]/([.H12]*10^6)" office:value-type="float" office:value="2.99593140625">
            <text:p>2.99593140625</text:p>
          </table:table-cell>
          <table:table-cell table:style-name="Gnumeric-default" table:formula="of:=[.D32]/[.F32]" office:value-type="float" office:value="35.500479009006014">
            <text:p>35.50048</text:p>
          </table:table-cell>
          <table:table-cell table:style-name="Gnumeric-default" table:formula="of:=([.E32]/[.D32])/10^6" office:value-type="float" office:value="1.2619548031629324">
            <text:p>1.261954803162932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400</text:p>
          </table:table-cell>
          <table:table-cell table:style-name="Gnumeric-default" table:formula="of:=[.B33]*60+[.C33]" office:value-type="float" office:value="106.40000000000001">
            <text:p>106.4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33]/([.H13]*10^6)" office:value-type="float" office:value="2.5381567133131617">
            <text:p>2.5381567133131617</text:p>
          </table:table-cell>
          <table:table-cell table:style-name="Gnumeric-default" table:formula="of:=[.D33]/[.F33]" office:value-type="float" office:value="41.920185401441053">
            <text:p>41.92019</text:p>
          </table:table-cell>
          <table:table-cell table:style-name="Gnumeric-default" table:formula="of:=([.E33]/[.D33])/10^6" office:value-type="float" office:value="1.2614448026315788">
            <text:p>1.261444802631578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676</text:p>
          </table:table-cell>
          <table:table-cell table:style-name="Gnumeric-default" table:formula="of:=[.B34]*60+[.C34]" office:value-type="float" office:value="106.676">
            <text:p>106.676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34]/([.H14]*10^6)" office:value-type="float" office:value="2.5290696627096287">
            <text:p>2.5290696627096287</text:p>
          </table:table-cell>
          <table:table-cell table:style-name="Gnumeric-default" table:formula="of:=[.D34]/[.F34]" office:value-type="float" office:value="42.179937378912697">
            <text:p>42.17994</text:p>
          </table:table-cell>
          <table:table-cell table:style-name="Gnumeric-default" table:formula="of:=([.E34]/[.D34])/10^6" office:value-type="float" office:value="1.2581810997787692">
            <text:p>1.258181099778769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503</text:p>
          </table:table-cell>
          <table:table-cell table:style-name="Gnumeric-default" table:formula="of:=[.B35]*60+[.C35]" office:value-type="float" office:value="106.503">
            <text:p>106.503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35]/([.H15]*10^6)" office:value-type="float" office:value="2.7497997746363452">
            <text:p>2.749799774636345</text:p>
          </table:table-cell>
          <table:table-cell table:style-name="Gnumeric-default" table:formula="of:=[.D35]/[.F35]" office:value-type="float" office:value="38.731183623754852">
            <text:p>38.73118</text:p>
          </table:table-cell>
          <table:table-cell table:style-name="Gnumeric-default" table:formula="of:=([.E35]/[.D35])/10^6" office:value-type="float" office:value="1.2602248481263438">
            <text:p>1.260224848126343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330</text:p>
          </table:table-cell>
          <table:table-cell table:style-name="Gnumeric-default" table:formula="of:=[.B36]*60+[.C36]" office:value-type="float" office:value="106.33">
            <text:p>106.33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36]/([.H16]*10^6)" office:value-type="float" office:value="2.6656946772591859">
            <text:p>2.665694677259186</text:p>
          </table:table-cell>
          <table:table-cell table:style-name="Gnumeric-default" table:formula="of:=[.D36]/[.F36]" office:value-type="float" office:value="39.888289122941259">
            <text:p>39.88829</text:p>
          </table:table-cell>
          <table:table-cell table:style-name="Gnumeric-default" table:formula="of:=([.E36]/[.D36])/10^6" office:value-type="float" office:value="1.2622752468729426">
            <text:p>1.262275246872942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479</text:p>
          </table:table-cell>
          <table:table-cell table:style-name="Gnumeric-default" table:formula="of:=[.B37]*60+[.C37]" office:value-type="float" office:value="106.479">
            <text:p>106.479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37]/([.H17]*10^6)" office:value-type="float" office:value="2.8167413850996854">
            <text:p>2.8167413850996854</text:p>
          </table:table-cell>
          <table:table-cell table:style-name="Gnumeric-default" table:formula="of:=[.D37]/[.F37]" office:value-type="float" office:value="37.802192477898238">
            <text:p>37.80219</text:p>
          </table:table-cell>
          <table:table-cell table:style-name="Gnumeric-default" table:formula="of:=([.E37]/[.D37])/10^6" office:value-type="float" office:value="1.2605088984682424">
            <text:p>1.260508898468242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472</text:p>
          </table:table-cell>
          <table:table-cell table:style-name="Gnumeric-default" table:formula="of:=[.B38]*60+[.C38]" office:value-type="float" office:value="106.47200000000001">
            <text:p>106.47200000000001</text:p>
          </table:table-cell>
          <table:table-cell table:style-name="Gnumeric-default" office:value-type="float" office:value="134217727">
            <text:p>134217727</text:p>
          </table:table-cell>
          <table:table-cell table:style-name="Gnumeric-default" table:formula="of:=[.E38]/([.H18]*10^6)" office:value-type="float" office:value="2.8161503776751995">
            <text:p>2.8161503776751995</text:p>
          </table:table-cell>
          <table:table-cell table:style-name="Gnumeric-default" table:formula="of:=[.D38]/[.F38]" office:value-type="float" office:value="37.807640118953884">
            <text:p>37.80764</text:p>
          </table:table-cell>
          <table:table-cell table:style-name="Gnumeric-default" table:formula="of:=([.E38]/[.D38])/10^6" office:value-type="float" office:value="1.2605917706063565">
            <text:p>1.260591770606356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2"/>
          <table:table-cell table:style-name="Gnumeric-default"/>
          <table:table-cell table:style-name="ACE-0" table:formula="of:=AVERAGE([.D23:.D38])" office:value-type="float" office:value="106.5631875">
            <text:p>106.5631875</text:p>
          </table:table-cell>
          <table:table-cell table:style-name="ACE-3"/>
          <table:table-cell table:style-name="ACE-0" table:formula="of:=AVERAGE([.F23:.F38])" office:value-type="float" office:value="2.7534041972394059">
            <text:p>2.75340419723941</text:p>
          </table:table-cell>
          <table:table-cell table:style-name="ACE-0" table:formula="of:=AVERAGE([.G23:.G38])" office:value-type="float" office:value="38.796456698674383">
            <text:p>38.7965</text:p>
          </table:table-cell>
          <table:table-cell table:style-name="ACE-0" table:formula="of:=AVERAGE([.H23:.H38])" office:value-type="float" office:value="1.2595239412641608">
            <text:p>1.2595239412641608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0" table:formula="of:=STDEV([.D23:.D38])" office:value-type="float" office:value="0.32460072268352547">
            <text:p>0.32460072268352547</text:p>
          </table:table-cell>
          <table:table-cell table:style-name="Gnumeric-default"/>
          <table:table-cell table:style-name="ACE-0" table:formula="of:=STDEV([.F23:.F38])" office:value-type="float" office:value="0.13913505291638706">
            <text:p>0.13913505291639</text:p>
          </table:table-cell>
          <table:table-cell table:style-name="ACE-0" table:formula="of:=STDEV([.G23:.G38])" office:value-type="float" office:value="1.9918529024857436">
            <text:p>1.99185</text:p>
          </table:table-cell>
          <table:table-cell table:style-name="ACE-0" table:formula="of:=STDEV([.H23:.H38])" office:value-type="float" office:value="0.003808317959044277">
            <text:p>0.003808317959044277</text:p>
          </table:table-cell>
          <table:table-cell table:number-columns-repeated="248" table:style-name="Gnumeric-default"/>
        </table:table-row>
        <table:table-row table:style-name="AROW-0" table:number-rows-repeated="65496">
          <table:table-cell table:number-columns-repeated="256"/>
        </table:table-row>
        <table:named-expressions>
          <table:named-expression table:name="Print_Area" table:expression="of:=#REF!" table:base-cell-address="$'report_fmax.csv'.$A$1"/>
          <table:named-expression table:name="Sheet_Title" table:expression="of:=&quot;report_fmax.csv&quot;" table:base-cell-address="$'report_fmax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fmax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4T21:57:24Z</dc:date>
    <meta:creation-date>2020-05-07T14:45:00Z</meta:creation-date>
    <meta:generator>gnumeric/1.12.35</meta:generator>
  </office:meta>
</office:document-meta>
</file>